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ts" table:style-name="ta1">
        <table:shapes>
          <draw:frame draw:z-index="0" draw:style-name="gr1" draw:text-style-name="P1" svg:width="212.06mm" svg:height="181.15mm" svg:x="138.63mm" svg:y="8.77mm">
            <loext:p draw:notify-on-update-of-ranges="hits.A1:hits.A120 hits.B1:hits.B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93.2608695652174" calcext:value-type="float">
            <text:p>93.260869565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3.0507756586054" calcext:value-type="float">
            <text:p>93.0507756586</text:p>
          </table:table-cell>
          <table:table-cell office:value-type="float" office:value="81.2080399630191" calcext:value-type="float">
            <text:p>81.208039963</text:p>
          </table:table-cell>
        </table:table-row>
        <table:table-row table:style-name="ro1">
          <table:table-cell office:value-type="float" office:value="92.8433166389105" calcext:value-type="float">
            <text:p>92.8433166389</text:p>
          </table:table-cell>
          <table:table-cell office:value-type="float" office:value="82.4009293262644" calcext:value-type="float">
            <text:p>82.4009293263</text:p>
          </table:table-cell>
        </table:table-row>
        <table:table-row table:style-name="ro1">
          <table:table-cell office:value-type="float" office:value="92.6373218179847" calcext:value-type="float">
            <text:p>92.637321818</text:p>
          </table:table-cell>
          <table:table-cell office:value-type="float" office:value="83.5853995465879" calcext:value-type="float">
            <text:p>83.5853995466</text:p>
          </table:table-cell>
        </table:table-row>
        <table:table-row table:style-name="ro1">
          <table:table-cell office:value-type="float" office:value="92.4316530361833" calcext:value-type="float">
            <text:p>92.4316530362</text:p>
          </table:table-cell>
          <table:table-cell office:value-type="float" office:value="84.767995041946" calcext:value-type="float">
            <text:p>84.7679950419</text:p>
          </table:table-cell>
        </table:table-row>
        <table:table-row table:style-name="ro1">
          <table:table-cell office:value-type="float" office:value="92.2251793298986" calcext:value-type="float">
            <text:p>92.2251793299</text:p>
          </table:table-cell>
          <table:table-cell office:value-type="float" office:value="85.9552188530832" calcext:value-type="float">
            <text:p>85.9552188531</text:p>
          </table:table-cell>
        </table:table-row>
        <table:table-row table:style-name="ro1">
          <table:table-cell office:value-type="float" office:value="92.0167519387852" calcext:value-type="float">
            <text:p>92.0167519388</text:p>
          </table:table-cell>
          <table:table-cell office:value-type="float" office:value="87.1536763519853" calcext:value-type="float">
            <text:p>87.153676352</text:p>
          </table:table-cell>
        </table:table-row>
        <table:table-row table:style-name="ro1">
          <table:table-cell office:value-type="float" office:value="91.8051784708703" calcext:value-type="float">
            <text:p>91.8051784709</text:p>
          </table:table-cell>
          <table:table-cell office:value-type="float" office:value="88.3702237924957" calcext:value-type="float">
            <text:p>88.3702237925</text:p>
          </table:table-cell>
        </table:table-row>
        <table:table-row table:style-name="ro1">
          <table:table-cell office:value-type="float" office:value="91.5891949747032" calcext:value-type="float">
            <text:p>91.5891949747</text:p>
          </table:table-cell>
          <table:table-cell office:value-type="float" office:value="89.6121288954567" calcext:value-type="float">
            <text:p>89.6121288955</text:p>
          </table:table-cell>
        </table:table-row>
        <table:table-row table:style-name="ro1">
          <table:table-cell office:value-type="float" office:value="91.3674344931057" calcext:value-type="float">
            <text:p>91.3674344931</text:p>
          </table:table-cell>
          <table:table-cell office:value-type="float" office:value="90.8872516646424" calcext:value-type="float">
            <text:p>90.8872516646</text:p>
          </table:table-cell>
        </table:table-row>
        <table:table-row table:style-name="ro1">
          <table:table-cell office:value-type="float" office:value="91.138390370339" calcext:value-type="float">
            <text:p>91.1383903703</text:p>
          </table:table-cell>
          <table:table-cell office:value-type="float" office:value="92.2042553705506" calcext:value-type="float">
            <text:p>92.2042553706</text:p>
          </table:table-cell>
        </table:table-row>
        <table:table-row table:style-name="ro1">
          <table:table-cell office:value-type="float" office:value="104.679360126965" calcext:value-type="float">
            <text:p>104.679360127</text:p>
          </table:table-cell>
          <table:table-cell office:value-type="float" office:value="102.521039793682" calcext:value-type="float">
            <text:p>102.5210397937</text:p>
          </table:table-cell>
        </table:table-row>
        <table:table-row table:style-name="ro1">
          <table:table-cell office:value-type="float" office:value="103.541813112308" calcext:value-type="float">
            <text:p>103.5418131123</text:p>
          </table:table-cell>
          <table:table-cell office:value-type="float" office:value="104.3695536925" calcext:value-type="float">
            <text:p>104.3695536925</text:p>
          </table:table-cell>
        </table:table-row>
        <table:table-row table:style-name="ro1">
          <table:table-cell office:value-type="float" office:value="102.395070332582" calcext:value-type="float">
            <text:p>102.3950703326</text:p>
          </table:table-cell>
          <table:table-cell office:value-type="float" office:value="106.233010709554" calcext:value-type="float">
            <text:p>106.2330107096</text:p>
          </table:table-cell>
        </table:table-row>
        <table:table-row table:style-name="ro1">
          <table:table-cell office:value-type="float" office:value="101.232625994281" calcext:value-type="float">
            <text:p>101.2326259943</text:p>
          </table:table-cell>
          <table:table-cell office:value-type="float" office:value="108.121982759293" calcext:value-type="float">
            <text:p>108.1219827593</text:p>
          </table:table-cell>
        </table:table-row>
        <table:table-row table:style-name="ro1">
          <table:table-cell office:value-type="float" office:value="100.047619047619" calcext:value-type="float">
            <text:p>100.0476190476</text:p>
          </table:table-cell>
          <table:table-cell office:value-type="float" office:value="110.047619047619" calcext:value-type="float">
            <text:p>110.0476190476</text:p>
          </table:table-cell>
        </table:table-row>
        <table:table-row table:style-name="ro1">
          <table:table-cell office:value-type="float" office:value="98.8326652888283" calcext:value-type="float">
            <text:p>98.8326652888</text:p>
          </table:table-cell>
          <table:table-cell office:value-type="float" office:value="112.021918905654" calcext:value-type="float">
            <text:p>112.0219189057</text:p>
          </table:table-cell>
        </table:table-row>
        <table:table-row table:style-name="ro1">
          <table:table-cell office:value-type="float" office:value="97.5796630727666" calcext:value-type="float">
            <text:p>97.5796630728</text:p>
          </table:table-cell>
          <table:table-cell office:value-type="float" office:value="114.058047506754" calcext:value-type="float">
            <text:p>114.0580475068</text:p>
          </table:table-cell>
        </table:table-row>
        <table:table-row table:style-name="ro1">
          <table:table-cell office:value-type="float" office:value="102.650636291443" calcext:value-type="float">
            <text:p>102.6506362914</text:p>
          </table:table-cell>
          <table:table-cell office:value-type="float" office:value="124.939745483423" calcext:value-type="float">
            <text:p>124.9397454834</text:p>
          </table:table-cell>
        </table:table-row>
        <table:table-row table:style-name="ro1">
          <table:table-cell office:value-type="float" office:value="99.8989883738855" calcext:value-type="float">
            <text:p>99.8989883739</text:p>
          </table:table-cell>
          <table:table-cell office:value-type="float" office:value="126.040404650446" calcext:value-type="float">
            <text:p>126.0404046504</text:p>
          </table:table-cell>
        </table:table-row>
        <table:table-row table:style-name="ro1">
          <table:table-cell office:value-type="float" office:value="97.2038545207728" calcext:value-type="float">
            <text:p>97.2038545208</text:p>
          </table:table-cell>
          <table:table-cell office:value-type="float" office:value="127.118458191691" calcext:value-type="float">
            <text:p>127.1184581917</text:p>
          </table:table-cell>
        </table:table-row>
        <table:table-row table:style-name="ro1">
          <table:table-cell office:value-type="float" office:value="94.5491162698436" calcext:value-type="float">
            <text:p>94.5491162698</text:p>
          </table:table-cell>
          <table:table-cell office:value-type="float" office:value="128.180353492063" calcext:value-type="float">
            <text:p>128.1803534921</text:p>
          </table:table-cell>
        </table:table-row>
        <table:table-row table:style-name="ro1">
          <table:table-cell office:value-type="float" office:value="91.919574426179" calcext:value-type="float">
            <text:p>91.9195744262</text:p>
          </table:table-cell>
          <table:table-cell office:value-type="float" office:value="129.232170229528" calcext:value-type="float">
            <text:p>129.2321702295</text:p>
          </table:table-cell>
        </table:table-row>
        <table:table-row table:style-name="ro1">
          <table:table-cell office:value-type="float" office:value="89.3005926784103" calcext:value-type="float">
            <text:p>89.3005926784</text:p>
          </table:table-cell>
          <table:table-cell office:value-type="float" office:value="130.279762928636" calcext:value-type="float">
            <text:p>130.2797629286</text:p>
          </table:table-cell>
        </table:table-row>
        <table:table-row table:style-name="ro1">
          <table:table-cell office:value-type="float" office:value="86.6777682270396" calcext:value-type="float">
            <text:p>86.677768227</text:p>
          </table:table-cell>
          <table:table-cell office:value-type="float" office:value="131.328892709184" calcext:value-type="float">
            <text:p>131.3288927092</text:p>
          </table:table-cell>
        </table:table-row>
        <table:table-row table:style-name="ro1">
          <table:table-cell office:value-type="float" office:value="84.0366134641323" calcext:value-type="float">
            <text:p>84.0366134641</text:p>
          </table:table-cell>
          <table:table-cell office:value-type="float" office:value="132.385354614347" calcext:value-type="float">
            <text:p>132.3853546143</text:p>
          </table:table-cell>
        </table:table-row>
        <table:table-row table:style-name="ro1">
          <table:table-cell office:value-type="float" office:value="81.3622336498591" calcext:value-type="float">
            <text:p>81.3622336499</text:p>
          </table:table-cell>
          <table:table-cell office:value-type="float" office:value="133.455106540056" calcext:value-type="float">
            <text:p>133.4551065401</text:p>
          </table:table-cell>
        </table:table-row>
        <table:table-row table:style-name="ro1">
          <table:table-cell office:value-type="float" office:value="78.638985204207" calcext:value-type="float">
            <text:p>78.6389852042</text:p>
          </table:table-cell>
          <table:table-cell office:value-type="float" office:value="134.544405918317" calcext:value-type="float">
            <text:p>134.5444059183</text:p>
          </table:table-cell>
        </table:table-row>
        <table:table-row table:style-name="ro1">
          <table:table-cell office:value-type="float" office:value="75.8500976303426" calcext:value-type="float">
            <text:p>75.8500976303</text:p>
          </table:table-cell>
          <table:table-cell office:value-type="float" office:value="135.659960947863" calcext:value-type="float">
            <text:p>135.6599609479</text:p>
          </table:table-cell>
        </table:table-row>
        <table:table-row table:style-name="ro1">
          <table:table-cell office:value-type="float" office:value="72.9772390045667" calcext:value-type="float">
            <text:p>72.9772390046</text:p>
          </table:table-cell>
          <table:table-cell office:value-type="float" office:value="136.809104398173" calcext:value-type="float">
            <text:p>136.80910439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.8952638712772" calcext:value-type="float">
            <text:p>66.8952638713</text:p>
          </table:table-cell>
          <table:table-cell office:value-type="float" office:value="139.241894451489" calcext:value-type="float">
            <text:p>139.2418944515</text:p>
          </table:table-cell>
        </table:table-row>
        <table:table-row table:style-name="ro1">
          <table:table-cell office:value-type="float" office:value="63.6364186124761" calcext:value-type="float">
            <text:p>63.6364186125</text:p>
          </table:table-cell>
          <table:table-cell office:value-type="float" office:value="140.54543255501" calcext:value-type="float">
            <text:p>140.545432555</text:p>
          </table:table-cell>
        </table:table-row>
        <table:table-row table:style-name="ro1">
          <table:table-cell office:value-type="float" office:value="60.1923508527417" calcext:value-type="float">
            <text:p>60.1923508527</text:p>
          </table:table-cell>
          <table:table-cell office:value-type="float" office:value="141.923059658903" calcext:value-type="float">
            <text:p>141.9230596589</text:p>
          </table:table-cell>
        </table:table-row>
        <table:table-row table:style-name="ro1">
          <table:table-cell office:value-type="float" office:value="55.3850870943464" calcext:value-type="float">
            <text:p>55.3850870943</text:p>
          </table:table-cell>
          <table:table-cell office:value-type="float" office:value="148.757759303343" calcext:value-type="float">
            <text:p>148.7577593033</text:p>
          </table:table-cell>
        </table:table-row>
        <table:table-row table:style-name="ro1">
          <table:table-cell office:value-type="float" office:value="52.2272838001663" calcext:value-type="float">
            <text:p>52.2272838002</text:p>
          </table:table-cell>
          <table:table-cell office:value-type="float" office:value="146.328679846282" calcext:value-type="float">
            <text:p>146.3286798463</text:p>
          </table:table-cell>
        </table:table-row>
        <table:table-row table:style-name="ro1">
          <table:table-cell office:value-type="float" office:value="49.2041117560687" calcext:value-type="float">
            <text:p>49.2041117561</text:p>
          </table:table-cell>
          <table:table-cell office:value-type="float" office:value="144.003162889284" calcext:value-type="float">
            <text:p>144.0031628893</text:p>
          </table:table-cell>
        </table:table-row>
        <table:table-row table:style-name="ro1">
          <table:table-cell office:value-type="float" office:value="46.2915183096457" calcext:value-type="float">
            <text:p>46.2915183096</text:p>
          </table:table-cell>
          <table:table-cell office:value-type="float" office:value="141.762706392035" calcext:value-type="float">
            <text:p>141.762706392</text:p>
          </table:table-cell>
        </table:table-row>
        <table:table-row table:style-name="ro1">
          <table:table-cell office:value-type="float" office:value="43.4683576645993" calcext:value-type="float">
            <text:p>43.4683576646</text:p>
          </table:table-cell>
          <table:table-cell office:value-type="float" office:value="139.591044357384" calcext:value-type="float">
            <text:p>139.5910443574</text:p>
          </table:table-cell>
        </table:table-row>
        <table:table-row table:style-name="ro1">
          <table:table-cell office:value-type="float" office:value="40.715721758859" calcext:value-type="float">
            <text:p>40.7157217589</text:p>
          </table:table-cell>
          <table:table-cell office:value-type="float" office:value="137.473632122199" calcext:value-type="float">
            <text:p>137.4736321222</text:p>
          </table:table-cell>
        </table:table-row>
        <table:table-row table:style-name="ro1">
          <table:table-cell office:value-type="float" office:value="38.016395778056" calcext:value-type="float">
            <text:p>38.0163957781</text:p>
          </table:table-cell>
          <table:table-cell office:value-type="float" office:value="135.397227521582" calcext:value-type="float">
            <text:p>135.3972275216</text:p>
          </table:table-cell>
        </table:table-row>
        <table:table-row table:style-name="ro1">
          <table:table-cell office:value-type="float" office:value="35.3544030872674" calcext:value-type="float">
            <text:p>35.3544030873</text:p>
          </table:table-cell>
          <table:table-cell office:value-type="float" office:value="133.34954083636" calcext:value-type="float">
            <text:p>133.3495408364</text:p>
          </table:table-cell>
        </table:table-row>
        <table:table-row table:style-name="ro1">
          <table:table-cell office:value-type="float" office:value="51.2377036655368" calcext:value-type="float">
            <text:p>51.2377036655</text:p>
          </table:table-cell>
          <table:table-cell office:value-type="float" office:value="105.824085461278" calcext:value-type="float">
            <text:p>105.8240854613</text:p>
          </table:table-cell>
        </table:table-row>
        <table:table-row table:style-name="ro1">
          <table:table-cell office:value-type="float" office:value="49.4265281546734" calcext:value-type="float">
            <text:p>49.4265281547</text:p>
          </table:table-cell>
          <table:table-cell office:value-type="float" office:value="105.406121881848" calcext:value-type="float">
            <text:p>105.4061218818</text:p>
          </table:table-cell>
        </table:table-row>
        <table:table-row table:style-name="ro1">
          <table:table-cell office:value-type="float" office:value="47.5203097456841" calcext:value-type="float">
            <text:p>47.5203097457</text:p>
          </table:table-cell>
          <table:table-cell office:value-type="float" office:value="104.966225325927" calcext:value-type="float">
            <text:p>104.9662253259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43.3428584121577" calcext:value-type="float">
            <text:p>43.3428584122</text:p>
          </table:table-cell>
          <table:table-cell office:value-type="float" office:value="104.002198095113" calcext:value-type="float">
            <text:p>104.0021980951</text:p>
          </table:table-cell>
        </table:table-row>
        <table:table-row table:style-name="ro1">
          <table:table-cell office:value-type="float" office:value="41.0213333635918" calcext:value-type="float">
            <text:p>41.0213333636</text:p>
          </table:table-cell>
          <table:table-cell office:value-type="float" office:value="103.466461545444" calcext:value-type="float">
            <text:p>103.4664615454</text:p>
          </table:table-cell>
        </table:table-row>
        <table:table-row table:style-name="ro1">
          <table:table-cell office:value-type="float" office:value="38.5015399868851" calcext:value-type="float">
            <text:p>38.5015399869</text:p>
          </table:table-cell>
          <table:table-cell office:value-type="float" office:value="102.884970766204" calcext:value-type="float">
            <text:p>102.8849707662</text:p>
          </table:table-cell>
        </table:table-row>
        <table:table-row table:style-name="ro1">
          <table:table-cell office:value-type="float" office:value="35.7411495817963" calcext:value-type="float">
            <text:p>35.7411495818</text:p>
          </table:table-cell>
          <table:table-cell office:value-type="float" office:value="102.247957595799" calcext:value-type="float">
            <text:p>102.2479575958</text:p>
          </table:table-cell>
        </table:table-row>
        <table:table-row table:style-name="ro1">
          <table:table-cell office:value-type="float" office:value="32.6864020044296" calcext:value-type="float">
            <text:p>32.6864020044</text:p>
          </table:table-cell>
          <table:table-cell office:value-type="float" office:value="101.543015847176" calcext:value-type="float">
            <text:p>101.5430158472</text:p>
          </table:table-cell>
        </table:table-row>
        <table:table-row table:style-name="ro1">
          <table:table-cell office:value-type="float" office:value="29.2677794967989" calcext:value-type="float">
            <text:p>29.2677794968</text:p>
          </table:table-cell>
          <table:table-cell office:value-type="float" office:value="100.7541029608" calcext:value-type="float">
            <text:p>100.7541029608</text:p>
          </table:table-cell>
        </table:table-row>
        <table:table-row table:style-name="ro1">
          <table:table-cell office:value-type="float" office:value="26.1419400944161" calcext:value-type="float">
            <text:p>26.1419400944</text:p>
          </table:table-cell>
          <table:table-cell office:value-type="float" office:value="99.5268663519461" calcext:value-type="float">
            <text:p>99.5268663519</text:p>
          </table:table-cell>
        </table:table-row>
        <table:table-row table:style-name="ro1">
          <table:table-cell office:value-type="float" office:value="27.0544210310094" calcext:value-type="float">
            <text:p>27.054421031</text:p>
          </table:table-cell>
          <table:table-cell office:value-type="float" office:value="96.4852632299688" calcext:value-type="float">
            <text:p>96.48526323</text:p>
          </table:table-cell>
        </table:table-row>
        <table:table-row table:style-name="ro1">
          <table:table-cell office:value-type="float" office:value="27.8958607604403" calcext:value-type="float">
            <text:p>27.8958607604</text:p>
          </table:table-cell>
          <table:table-cell office:value-type="float" office:value="93.6804641318657" calcext:value-type="float">
            <text:p>93.6804641319</text:p>
          </table:table-cell>
        </table:table-row>
        <table:table-row table:style-name="ro1">
          <table:table-cell office:value-type="float" office:value="28.6783708519527" calcext:value-type="float">
            <text:p>28.678370852</text:p>
          </table:table-cell>
          <table:table-cell office:value-type="float" office:value="91.0720971601576" calcext:value-type="float">
            <text:p>91.0720971602</text:p>
          </table:table-cell>
        </table:table-row>
        <table:table-row table:style-name="ro1">
          <table:table-cell office:value-type="float" office:value="29.4118144505556" calcext:value-type="float">
            <text:p>29.4118144506</text:p>
          </table:table-cell>
          <table:table-cell office:value-type="float" office:value="88.6272851648148" calcext:value-type="float">
            <text:p>88.6272851648</text:p>
          </table:table-cell>
        </table:table-row>
        <table:table-row table:style-name="ro1">
          <table:table-cell office:value-type="float" office:value="30.1043446886388" calcext:value-type="float">
            <text:p>30.1043446886</text:p>
          </table:table-cell>
          <table:table-cell office:value-type="float" office:value="86.3188510378706" calcext:value-type="float">
            <text:p>86.3188510379</text:p>
          </table:table-cell>
        </table:table-row>
        <table:table-row table:style-name="ro1">
          <table:table-cell office:value-type="float" office:value="30.7628012700566" calcext:value-type="float">
            <text:p>30.7628012701</text:p>
          </table:table-cell>
          <table:table-cell office:value-type="float" office:value="84.1239957664781" calcext:value-type="float">
            <text:p>84.1239957665</text:p>
          </table:table-cell>
        </table:table-row>
        <table:table-row table:style-name="ro1">
          <table:table-cell office:value-type="float" office:value="48.9643445984883" calcext:value-type="float">
            <text:p>48.9643445985</text:p>
          </table:table-cell>
          <table:table-cell office:value-type="float" office:value="81.1024319853565" calcext:value-type="float">
            <text:p>81.1024319854</text:p>
          </table:table-cell>
        </table:table-row>
        <table:table-row table:style-name="ro1">
          <table:table-cell office:value-type="float" office:value="47.6923076923077" calcext:value-type="float">
            <text:p>47.69230769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.2565277052669" calcext:value-type="float">
            <text:p>46.2565277053</text:p>
          </table:table-cell>
          <table:table-cell office:value-type="float" office:value="78.7556573445646" calcext:value-type="float">
            <text:p>78.7556573446</text:p>
          </table:table-cell>
        </table:table-row>
        <table:table-row table:style-name="ro1">
          <table:table-cell office:value-type="float" office:value="44.6135936645835" calcext:value-type="float">
            <text:p>44.6135936646</text:p>
          </table:table-cell>
          <table:table-cell office:value-type="float" office:value="77.3317811759723" calcext:value-type="float">
            <text:p>77.331781176</text:p>
          </table:table-cell>
        </table:table-row>
        <table:table-row table:style-name="ro1">
          <table:table-cell office:value-type="float" office:value="42.703912911695" calcext:value-type="float">
            <text:p>42.7039129117</text:p>
          </table:table-cell>
          <table:table-cell office:value-type="float" office:value="75.676724523469" calcext:value-type="float">
            <text:p>75.6767245235</text:p>
          </table:table-cell>
        </table:table-row>
        <table:table-row table:style-name="ro1">
          <table:table-cell office:value-type="float" office:value="40.4433042913586" calcext:value-type="float">
            <text:p>40.4433042914</text:p>
          </table:table-cell>
          <table:table-cell office:value-type="float" office:value="73.7175303858441" calcext:value-type="float">
            <text:p>73.7175303858</text:p>
          </table:table-cell>
        </table:table-row>
        <table:table-row table:style-name="ro1">
          <table:table-cell office:value-type="float" office:value="37.7087538525269" calcext:value-type="float">
            <text:p>37.7087538525</text:p>
          </table:table-cell>
          <table:table-cell office:value-type="float" office:value="71.34758667219" calcext:value-type="float">
            <text:p>71.3475866722</text:p>
          </table:table-cell>
        </table:table-row>
        <table:table-row table:style-name="ro1">
          <table:table-cell office:value-type="float" office:value="11.8017727833676" calcext:value-type="float">
            <text:p>11.8017727834</text:p>
          </table:table-cell>
          <table:table-cell office:value-type="float" office:value="61.0902496914781" calcext:value-type="float">
            <text:p>61.0902496915</text:p>
          </table:table-cell>
        </table:table-row>
        <table:table-row table:style-name="ro1">
          <table:table-cell office:value-type="float" office:value="12.3848005355957" calcext:value-type="float">
            <text:p>12.3848005356</text:p>
          </table:table-cell>
          <table:table-cell office:value-type="float" office:value="57.8835970542234" calcext:value-type="float">
            <text:p>57.8835970542</text:p>
          </table:table-cell>
        </table:table-row>
        <table:table-row table:style-name="ro1">
          <table:table-cell office:value-type="float" office:value="12.9794852403719" calcext:value-type="float">
            <text:p>12.9794852404</text:p>
          </table:table-cell>
          <table:table-cell office:value-type="float" office:value="54.6128311779548" calcext:value-type="float">
            <text:p>54.612831178</text:p>
          </table:table-cell>
        </table:table-row>
        <table:table-row table:style-name="ro1">
          <table:table-cell office:value-type="float" office:value="21.6966285004343" calcext:value-type="float">
            <text:p>21.6966285004</text:p>
          </table:table-cell>
          <table:table-cell office:value-type="float" office:value="55.3882029245874" calcext:value-type="float">
            <text:p>55.3882029246</text:p>
          </table:table-cell>
        </table:table-row>
        <table:table-row table:style-name="ro1">
          <table:table-cell office:value-type="float" office:value="23.841629243693" calcext:value-type="float">
            <text:p>23.8416292437</text:p>
          </table:table-cell>
          <table:table-cell office:value-type="float" office:value="53.3504522184916" calcext:value-type="float">
            <text:p>53.3504522185</text:p>
          </table:table-cell>
        </table:table-row>
        <table:table-row table:style-name="ro1">
          <table:table-cell office:value-type="float" office:value="25.9211796293542" calcext:value-type="float">
            <text:p>25.9211796294</text:p>
          </table:table-cell>
          <table:table-cell office:value-type="float" office:value="51.3748793521135" calcext:value-type="float">
            <text:p>51.3748793521</text:p>
          </table:table-cell>
        </table:table-row>
        <table:table-row table:style-name="ro1">
          <table:table-cell office:value-type="float" office:value="27.9491728826729" calcext:value-type="float">
            <text:p>27.9491728827</text:p>
          </table:table-cell>
          <table:table-cell office:value-type="float" office:value="49.4482857614608" calcext:value-type="float">
            <text:p>49.4482857615</text:p>
          </table:table-cell>
        </table:table-row>
        <table:table-row table:style-name="ro1">
          <table:table-cell office:value-type="float" office:value="29.9382659064121" calcext:value-type="float">
            <text:p>29.9382659064</text:p>
          </table:table-cell>
          <table:table-cell office:value-type="float" office:value="47.5586473889085" calcext:value-type="float">
            <text:p>47.5586473889</text:p>
          </table:table-cell>
        </table:table-row>
        <table:table-row table:style-name="ro1">
          <table:table-cell office:value-type="float" office:value="31.9002129738902" calcext:value-type="float">
            <text:p>31.9002129739</text:p>
          </table:table-cell>
          <table:table-cell office:value-type="float" office:value="45.6947976748043" calcext:value-type="float">
            <text:p>45.6947976748</text:p>
          </table:table-cell>
        </table:table-row>
        <table:table-row table:style-name="ro1">
          <table:table-cell office:value-type="float" office:value="33.8461538461538" calcext:value-type="float">
            <text:p>33.8461538462</text:p>
          </table:table-cell>
          <table:table-cell office:value-type="float" office:value="43.8461538461539" calcext:value-type="float">
            <text:p>43.8461538462</text:p>
          </table:table-cell>
        </table:table-row>
        <table:table-row table:style-name="ro1">
          <table:table-cell office:value-type="float" office:value="35.7868718681232" calcext:value-type="float">
            <text:p>35.7868718681</text:p>
          </table:table-cell>
          <table:table-cell office:value-type="float" office:value="42.002471725283" calcext:value-type="float">
            <text:p>42.0024717253</text:p>
          </table:table-cell>
        </table:table-row>
        <table:table-row table:style-name="ro1">
          <table:table-cell office:value-type="float" office:value="37.7330350359358" calcext:value-type="float">
            <text:p>37.7330350359</text:p>
          </table:table-cell>
          <table:table-cell office:value-type="float" office:value="40.153616715861" calcext:value-type="float">
            <text:p>40.1536167159</text:p>
          </table:table-cell>
        </table:table-row>
        <table:table-row table:style-name="ro1">
          <table:table-cell office:value-type="float" office:value="39.6954316143751" calcext:value-type="float">
            <text:p>39.6954316144</text:p>
          </table:table-cell>
          <table:table-cell office:value-type="float" office:value="38.2893399663436" calcext:value-type="float">
            <text:p>38.2893399663</text:p>
          </table:table-cell>
        </table:table-row>
        <table:table-row table:style-name="ro1">
          <table:table-cell office:value-type="float" office:value="42.8481901741" calcext:value-type="float">
            <text:p>42.8481901741</text:p>
          </table:table-cell>
          <table:table-cell office:value-type="float" office:value="38.18987934494" calcext:value-type="float">
            <text:p>38.1898793449</text:p>
          </table:table-cell>
        </table:table-row>
        <table:table-row table:style-name="ro1">
          <table:table-cell office:value-type="float" office:value="45.9815174063503" calcext:value-type="float">
            <text:p>45.9815174064</text:p>
          </table:table-cell>
          <table:table-cell office:value-type="float" office:value="38.39876782709" calcext:value-type="float">
            <text:p>38.3987678271</text:p>
          </table:table-cell>
        </table:table-row>
        <table:table-row table:style-name="ro1">
          <table:table-cell office:value-type="float" office:value="48.9023286552067" calcext:value-type="float">
            <text:p>48.9023286552</text:p>
          </table:table-cell>
          <table:table-cell office:value-type="float" office:value="38.5934885770138" calcext:value-type="float">
            <text:p>38.593488577</text:p>
          </table:table-cell>
        </table:table-row>
        <table:table-row table:style-name="ro1">
          <table:table-cell office:value-type="float" office:value="51.6460729331092" calcext:value-type="float">
            <text:p>51.6460729331</text:p>
          </table:table-cell>
          <table:table-cell office:value-type="float" office:value="38.7764048622073" calcext:value-type="float">
            <text:p>38.7764048622</text:p>
          </table:table-cell>
        </table:table-row>
        <table:table-row table:style-name="ro1">
          <table:table-cell office:value-type="float" office:value="56.3472650917005" calcext:value-type="float">
            <text:p>56.3472650917</text:p>
          </table:table-cell>
          <table:table-cell office:value-type="float" office:value="44.4334095872256" calcext:value-type="float">
            <text:p>44.4334095872</text:p>
          </table:table-cell>
        </table:table-row>
        <table:table-row table:style-name="ro1">
          <table:table-cell office:value-type="float" office:value="57.7173749704965" calcext:value-type="float">
            <text:p>57.7173749705</text:p>
          </table:table-cell>
          <table:table-cell office:value-type="float" office:value="42.1979671534004" calcext:value-type="float">
            <text:p>42.1979671534</text:p>
          </table:table-cell>
        </table:table-row>
        <table:table-row table:style-name="ro1">
          <table:table-cell office:value-type="float" office:value="59.2158653922909" calcext:value-type="float">
            <text:p>59.2158653923</text:p>
          </table:table-cell>
          <table:table-cell office:value-type="float" office:value="39.7530617283676" calcext:value-type="float">
            <text:p>39.7530617284</text:p>
          </table:table-cell>
        </table:table-row>
        <table:table-row table:style-name="ro1">
          <table:table-cell office:value-type="float" office:value="60.8711810572831" calcext:value-type="float">
            <text:p>60.8711810573</text:p>
          </table:table-cell>
          <table:table-cell office:value-type="float" office:value="37.052283538117" calcext:value-type="float">
            <text:p>37.0522835381</text:p>
          </table:table-cell>
        </table:table-row>
        <table:table-row table:style-name="ro1">
          <table:table-cell office:value-type="float" office:value="62.7199874769864" calcext:value-type="float">
            <text:p>62.719987477</text:p>
          </table:table-cell>
          <table:table-cell office:value-type="float" office:value="34.0358099059696" calcext:value-type="float">
            <text:p>34.035809906</text:p>
          </table:table-cell>
        </table:table-row>
        <table:table-row table:style-name="ro1">
          <table:table-cell office:value-type="float" office:value="64.8104791869927" calcext:value-type="float">
            <text:p>64.810479187</text:p>
          </table:table-cell>
          <table:table-cell office:value-type="float" office:value="30.6250076422751" calcext:value-type="float">
            <text:p>30.6250076423</text:p>
          </table:table-cell>
        </table:table-row>
        <table:table-row table:style-name="ro1">
          <table:table-cell office:value-type="float" office:value="67.2074108348618" calcext:value-type="float">
            <text:p>67.2074108349</text:p>
          </table:table-cell>
          <table:table-cell office:value-type="float" office:value="26.7142244273307" calcext:value-type="float">
            <text:p>26.71422442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.1578947368421" calcext:value-type="float">
            <text:p>22.1578947368</text:p>
          </table:table-cell>
        </table:table-row>
        <table:table-row table:style-name="ro1">
          <table:table-cell office:value-type="float" office:value="73.3148178380116" calcext:value-type="float">
            <text:p>73.314817838</text:p>
          </table:table-cell>
          <table:table-cell office:value-type="float" office:value="16.7495077379811" calcext:value-type="float">
            <text:p>16.749507738</text:p>
          </table:table-cell>
        </table:table-row>
        <table:table-row table:style-name="ro1">
          <table:table-cell office:value-type="float" office:value="76.8859094243784" calcext:value-type="float">
            <text:p>76.8859094244</text:p>
          </table:table-cell>
          <table:table-cell office:value-type="float" office:value="14.4849481376973" calcext:value-type="float">
            <text:p>14.4849481377</text:p>
          </table:table-cell>
        </table:table-row>
        <table:table-row table:style-name="ro1">
          <table:table-cell office:value-type="float" office:value="80.2399628541128" calcext:value-type="float">
            <text:p>80.2399628541</text:p>
          </table:table-cell>
          <table:table-cell office:value-type="float" office:value="15.347419019629" calcext:value-type="float">
            <text:p>15.3474190196</text:p>
          </table:table-cell>
        </table:table-row>
        <table:table-row table:style-name="ro1">
          <table:table-cell office:value-type="float" office:value="83.5608208473778" calcext:value-type="float">
            <text:p>83.5608208474</text:p>
          </table:table-cell>
          <table:table-cell office:value-type="float" office:value="16.2013539321829" calcext:value-type="float">
            <text:p>16.2013539322</text:p>
          </table:table-cell>
        </table:table-row>
        <table:table-row table:style-name="ro1">
          <table:table-cell office:value-type="float" office:value="86.866996175423" calcext:value-type="float">
            <text:p>86.8669961754</text:p>
          </table:table-cell>
          <table:table-cell office:value-type="float" office:value="17.0515133022516" calcext:value-type="float">
            <text:p>17.0515133023</text:p>
          </table:table-cell>
        </table:table-row>
        <table:table-row table:style-name="ro1">
          <table:table-cell office:value-type="float" office:value="90.1766767830421" calcext:value-type="float">
            <text:p>90.176676783</text:p>
          </table:table-cell>
          <table:table-cell office:value-type="float" office:value="17.9025740299251" calcext:value-type="float">
            <text:p>17.9025740299</text:p>
          </table:table-cell>
        </table:table-row>
        <table:table-row table:style-name="ro1">
          <table:table-cell office:value-type="float" office:value="93.5081279655835" calcext:value-type="float">
            <text:p>93.5081279656</text:p>
          </table:table-cell>
          <table:table-cell office:value-type="float" office:value="18.7592329054357" calcext:value-type="float">
            <text:p>18.7592329054</text:p>
          </table:table-cell>
        </table:table-row>
        <table:table-row table:style-name="ro1">
          <table:table-cell office:value-type="float" office:value="96.8800981963763" calcext:value-type="float">
            <text:p>96.8800981964</text:p>
          </table:table-cell>
          <table:table-cell office:value-type="float" office:value="19.6263109647825" calcext:value-type="float">
            <text:p>19.6263109648</text:p>
          </table:table-cell>
        </table:table-row>
        <table:table-row table:style-name="ro1">
          <table:table-cell office:value-type="float" office:value="100.312247936161" calcext:value-type="float">
            <text:p>100.3122479362</text:p>
          </table:table-cell>
          <table:table-cell office:value-type="float" office:value="20.5088637550129" calcext:value-type="float">
            <text:p>20.508863755</text:p>
          </table:table-cell>
        </table:table-row>
        <table:table-row table:style-name="ro1">
          <table:table-cell office:value-type="float" office:value="103.825622652717" calcext:value-type="float">
            <text:p>103.8256226527</text:p>
          </table:table-cell>
          <table:table-cell office:value-type="float" office:value="21.4123029678415" calcext:value-type="float">
            <text:p>21.4123029678</text:p>
          </table:table-cell>
        </table:table-row>
        <table:table-row table:style-name="ro1">
          <table:table-cell office:value-type="float" office:value="107.443195016182" calcext:value-type="float">
            <text:p>107.4431950162</text:p>
          </table:table-cell>
          <table:table-cell office:value-type="float" office:value="22.342535861304" calcext:value-type="float">
            <text:p>22.3425358613</text:p>
          </table:table-cell>
        </table:table-row>
        <table:table-row table:style-name="ro1">
          <table:table-cell office:value-type="float" office:value="110.330938868078" calcext:value-type="float">
            <text:p>110.3309388681</text:p>
          </table:table-cell>
          <table:table-cell office:value-type="float" office:value="24.4892249063497" calcext:value-type="float">
            <text:p>24.4892249063</text:p>
          </table:table-cell>
        </table:table-row>
        <table:table-row table:style-name="ro1">
          <table:table-cell office:value-type="float" office:value="111.325937245437" calcext:value-type="float">
            <text:p>111.3259372454</text:p>
          </table:table-cell>
          <table:table-cell office:value-type="float" office:value="28.9667176044644" calcext:value-type="float">
            <text:p>28.9667176045</text:p>
          </table:table-cell>
        </table:table-row>
        <table:table-row table:style-name="ro1">
          <table:table-cell office:value-type="float" office:value="112.241377278077" calcext:value-type="float">
            <text:p>112.2413772781</text:p>
          </table:table-cell>
          <table:table-cell office:value-type="float" office:value="33.0861977513462" calcext:value-type="float">
            <text:p>33.0861977513</text:p>
          </table:table-cell>
        </table:table-row>
        <table:table-row table:style-name="ro1">
          <table:table-cell office:value-type="float" office:value="113.090909090909" calcext:value-type="float">
            <text:p>113.0909090909</text:p>
          </table:table-cell>
          <table:table-cell office:value-type="float" office:value="36.9090909090909" calcext:value-type="float">
            <text:p>36.9090909091</text:p>
          </table:table-cell>
        </table:table-row>
        <table:table-row table:style-name="ro1">
          <table:table-cell office:value-type="float" office:value="113.885605235453" calcext:value-type="float">
            <text:p>113.8856052355</text:p>
          </table:table-cell>
          <table:table-cell office:value-type="float" office:value="40.4852235595395" calcext:value-type="float">
            <text:p>40.4852235595</text:p>
          </table:table-cell>
        </table:table-row>
        <table:table-row table:style-name="ro1">
          <table:table-cell office:value-type="float" office:value="114.634583726636" calcext:value-type="float">
            <text:p>114.6345837266</text:p>
          </table:table-cell>
          <table:table-cell office:value-type="float" office:value="43.8556267698641" calcext:value-type="float">
            <text:p>43.8556267699</text:p>
          </table:table-cell>
        </table:table-row>
        <table:table-row table:style-name="ro1">
          <table:table-cell office:value-type="float" office:value="115.345464756114" calcext:value-type="float">
            <text:p>115.3454647561</text:p>
          </table:table-cell>
          <table:table-cell office:value-type="float" office:value="47.0545914025147" calcext:value-type="float">
            <text:p>47.0545914025</text:p>
          </table:table-cell>
        </table:table-row>
        <table:table-row table:style-name="ro1">
          <table:table-cell office:value-type="float" office:value="112.545479288511" calcext:value-type="float">
            <text:p>112.5454792885</text:p>
          </table:table-cell>
          <table:table-cell office:value-type="float" office:value="52.3706426938136" calcext:value-type="float">
            <text:p>52.3706426938</text:p>
          </table:table-cell>
        </table:table-row>
        <table:table-row table:style-name="ro1">
          <table:table-cell office:value-type="float" office:value="115.292997611172" calcext:value-type="float">
            <text:p>115.2929976112</text:p>
          </table:table-cell>
          <table:table-cell office:value-type="float" office:value="53.8500756367848" calcext:value-type="float">
            <text:p>53.8500756368</text:p>
          </table:table-cell>
        </table:table-row>
        <table:table-row table:style-name="ro1">
          <table:table-cell office:value-type="float" office:value="118.224321598719" calcext:value-type="float">
            <text:p>118.2243215987</text:p>
          </table:table-cell>
          <table:table-cell office:value-type="float" office:value="55.4284808608487" calcext:value-type="float">
            <text:p>55.4284808608</text:p>
          </table:table-cell>
        </table:table-row>
        <table:table-row table:style-name="ro1">
          <table:table-cell office:value-type="float" office:value="121.376399111469" calcext:value-type="float">
            <text:p>121.3763991115</text:p>
          </table:table-cell>
          <table:table-cell office:value-type="float" office:value="57.125753367714" calcext:value-type="float">
            <text:p>57.1257533677</text:p>
          </table:table-cell>
        </table:table-row>
        <table:table-row table:style-name="ro1">
          <table:table-cell office:value-type="float" office:value="94.9248250274036" calcext:value-type="float">
            <text:p>94.9248250274</text:p>
          </table:table-cell>
          <table:table-cell office:value-type="float" office:value="70.4322560924291" calcext:value-type="float">
            <text:p>70.4322560924</text:p>
          </table:table-cell>
        </table:table-row>
        <table:table-row table:style-name="ro1">
          <table:table-cell office:value-type="float" office:value="94.654012938228" calcext:value-type="float">
            <text:p>94.6540129382</text:p>
          </table:table-cell>
          <table:table-cell office:value-type="float" office:value="71.9894256051888" calcext:value-type="float">
            <text:p>71.9894256052</text:p>
          </table:table-cell>
        </table:table-row>
        <table:table-row table:style-name="ro1">
          <table:table-cell office:value-type="float" office:value="94.3978037954949" calcext:value-type="float">
            <text:p>94.3978037955</text:p>
          </table:table-cell>
          <table:table-cell office:value-type="float" office:value="73.4626281759042" calcext:value-type="float">
            <text:p>73.4626281759</text:p>
          </table:table-cell>
        </table:table-row>
        <table:table-row table:style-name="ro1">
          <table:table-cell office:value-type="float" office:value="94.1537455848646" calcext:value-type="float">
            <text:p>94.1537455849</text:p>
          </table:table-cell>
          <table:table-cell office:value-type="float" office:value="74.8659628870287" calcext:value-type="float">
            <text:p>74.865962887</text:p>
          </table:table-cell>
        </table:table-row>
        <table:table-row table:style-name="ro1">
          <table:table-cell office:value-type="float" office:value="93.9197417226879" calcext:value-type="float">
            <text:p>93.9197417227</text:p>
          </table:table-cell>
          <table:table-cell office:value-type="float" office:value="76.2114850945446" calcext:value-type="float">
            <text:p>76.2114850945</text:p>
          </table:table-cell>
        </table:table-row>
        <table:table-row table:style-name="ro1">
          <table:table-cell office:value-type="float" office:value="93.6939716115901" calcext:value-type="float">
            <text:p>93.6939716116</text:p>
          </table:table-cell>
          <table:table-cell office:value-type="float" office:value="77.5096632333572" calcext:value-type="float">
            <text:p>77.5096632334</text:p>
          </table:table-cell>
        </table:table-row>
        <table:table-row table:style-name="ro1">
          <table:table-cell office:value-type="float" office:value="93.4748284571284" calcext:value-type="float">
            <text:p>93.4748284571</text:p>
          </table:table-cell>
          <table:table-cell office:value-type="float" office:value="78.7697363715115" calcext:value-type="float">
            <text:p>78.7697363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16:02:55.852313823</dc:date>
    <meta:editing-duration>PT3M2S</meta:editing-duration>
    <meta:editing-cycles>1</meta:editing-cycles>
    <meta:document-statistic meta:table-count="1" meta:cell-count="24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07cm" svg:height="18.116cm" xlink:href=".." xlink:type="simple" chart:class="chart:scatter" chart:style-name="ch1">
        <chart:legend chart:legend-position="end" svg:x="18.944cm" svg:y="8.759cm" style:legend-expansion="high" chart:style-name="ch2"/>
        <chart:plot-area chart:style-name="ch3" table:cell-range-address="hits.A1:hits.B120" svg:x="0.424cm" svg:y="0.362cm" svg:width="18.096cm" svg:height="17.392cm">
          <chartooo:coordinate-region svg:x="1.045cm" svg:y="0.561cm" svg:width="17.009cm" svg:height="16.5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ts.B1:hits.B120" chart:class="chart:scatter">
            <chart:domain table:cell-range-address="hits.A1:hits.A120"/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.2608695652174">
                <text:p>93.2608695652174</text:p>
                <draw:g>
                  <svg:desc>hits.A1:hits.A120</svg:desc>
                </draw:g>
              </table:table-cell>
              <table:table-cell office:value-type="float" office:value="80">
                <text:p>80</text:p>
                <draw:g>
                  <svg:desc>hits.B1:hits.B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507756586054">
                <text:p>93.0507756586054</text:p>
              </table:table-cell>
              <table:table-cell office:value-type="float" office:value="81.2080399630191">
                <text:p>81.2080399630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.8433166389105">
                <text:p>92.8433166389105</text:p>
              </table:table-cell>
              <table:table-cell office:value-type="float" office:value="82.4009293262644">
                <text:p>82.4009293262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6373218179847">
                <text:p>92.6373218179847</text:p>
              </table:table-cell>
              <table:table-cell office:value-type="float" office:value="83.5853995465879">
                <text:p>83.5853995465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.4316530361833">
                <text:p>92.4316530361833</text:p>
              </table:table-cell>
              <table:table-cell office:value-type="float" office:value="84.767995041946">
                <text:p>84.767995041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2251793298986">
                <text:p>92.2251793298986</text:p>
              </table:table-cell>
              <table:table-cell office:value-type="float" office:value="85.9552188530832">
                <text:p>85.9552188530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0167519387852">
                <text:p>92.0167519387852</text:p>
              </table:table-cell>
              <table:table-cell office:value-type="float" office:value="87.1536763519853">
                <text:p>87.1536763519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8051784708703">
                <text:p>91.8051784708703</text:p>
              </table:table-cell>
              <table:table-cell office:value-type="float" office:value="88.3702237924957">
                <text:p>88.37022379249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5891949747032">
                <text:p>91.5891949747032</text:p>
              </table:table-cell>
              <table:table-cell office:value-type="float" office:value="89.6121288954567">
                <text:p>89.6121288954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3674344931057">
                <text:p>91.3674344931057</text:p>
              </table:table-cell>
              <table:table-cell office:value-type="float" office:value="90.8872516646424">
                <text:p>90.8872516646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138390370339">
                <text:p>91.138390370339</text:p>
              </table:table-cell>
              <table:table-cell office:value-type="float" office:value="92.2042553705506">
                <text:p>92.2042553705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.679360126965">
                <text:p>104.679360126965</text:p>
              </table:table-cell>
              <table:table-cell office:value-type="float" office:value="102.521039793682">
                <text:p>102.521039793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.541813112308">
                <text:p>103.541813112308</text:p>
              </table:table-cell>
              <table:table-cell office:value-type="float" office:value="104.3695536925">
                <text:p>104.3695536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395070332582">
                <text:p>102.395070332582</text:p>
              </table:table-cell>
              <table:table-cell office:value-type="float" office:value="106.233010709554">
                <text:p>106.2330107095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232625994281">
                <text:p>101.232625994281</text:p>
              </table:table-cell>
              <table:table-cell office:value-type="float" office:value="108.121982759293">
                <text:p>108.121982759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047619047619">
                <text:p>100.047619047619</text:p>
              </table:table-cell>
              <table:table-cell office:value-type="float" office:value="110.047619047619">
                <text:p>110.047619047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8326652888283">
                <text:p>98.8326652888283</text:p>
              </table:table-cell>
              <table:table-cell office:value-type="float" office:value="112.021918905654">
                <text:p>112.021918905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.5796630727666">
                <text:p>97.5796630727666</text:p>
              </table:table-cell>
              <table:table-cell office:value-type="float" office:value="114.058047506754">
                <text:p>114.0580475067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.650636291443">
                <text:p>102.650636291443</text:p>
              </table:table-cell>
              <table:table-cell office:value-type="float" office:value="124.939745483423">
                <text:p>124.939745483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8989883738855">
                <text:p>99.8989883738855</text:p>
              </table:table-cell>
              <table:table-cell office:value-type="float" office:value="126.040404650446">
                <text:p>126.040404650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.2038545207728">
                <text:p>97.2038545207728</text:p>
              </table:table-cell>
              <table:table-cell office:value-type="float" office:value="127.118458191691">
                <text:p>127.118458191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.5491162698436">
                <text:p>94.5491162698436</text:p>
              </table:table-cell>
              <table:table-cell office:value-type="float" office:value="128.180353492063">
                <text:p>128.180353492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.919574426179">
                <text:p>91.919574426179</text:p>
              </table:table-cell>
              <table:table-cell office:value-type="float" office:value="129.232170229528">
                <text:p>129.232170229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3005926784103">
                <text:p>89.3005926784103</text:p>
              </table:table-cell>
              <table:table-cell office:value-type="float" office:value="130.279762928636">
                <text:p>130.279762928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6777682270396">
                <text:p>86.6777682270396</text:p>
              </table:table-cell>
              <table:table-cell office:value-type="float" office:value="131.328892709184">
                <text:p>131.328892709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0366134641323">
                <text:p>84.0366134641323</text:p>
              </table:table-cell>
              <table:table-cell office:value-type="float" office:value="132.385354614347">
                <text:p>132.385354614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3622336498591">
                <text:p>81.3622336498591</text:p>
              </table:table-cell>
              <table:table-cell office:value-type="float" office:value="133.455106540056">
                <text:p>133.455106540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.638985204207">
                <text:p>78.638985204207</text:p>
              </table:table-cell>
              <table:table-cell office:value-type="float" office:value="134.544405918317">
                <text:p>134.5444059183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8500976303426">
                <text:p>75.8500976303426</text:p>
              </table:table-cell>
              <table:table-cell office:value-type="float" office:value="135.659960947863">
                <text:p>135.659960947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9772390045667">
                <text:p>72.9772390045667</text:p>
              </table:table-cell>
              <table:table-cell office:value-type="float" office:value="136.809104398173">
                <text:p>136.809104398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.8952638712772">
                <text:p>66.8952638712772</text:p>
              </table:table-cell>
              <table:table-cell office:value-type="float" office:value="139.241894451489">
                <text:p>139.241894451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.6364186124761">
                <text:p>63.6364186124761</text:p>
              </table:table-cell>
              <table:table-cell office:value-type="float" office:value="140.54543255501">
                <text:p>140.54543255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1923508527417">
                <text:p>60.1923508527417</text:p>
              </table:table-cell>
              <table:table-cell office:value-type="float" office:value="141.923059658903">
                <text:p>141.923059658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3850870943464">
                <text:p>55.3850870943464</text:p>
              </table:table-cell>
              <table:table-cell office:value-type="float" office:value="148.757759303343">
                <text:p>148.757759303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.2272838001663">
                <text:p>52.2272838001663</text:p>
              </table:table-cell>
              <table:table-cell office:value-type="float" office:value="146.328679846282">
                <text:p>146.328679846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.2041117560687">
                <text:p>49.2041117560687</text:p>
              </table:table-cell>
              <table:table-cell office:value-type="float" office:value="144.003162889284">
                <text:p>144.003162889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2915183096457">
                <text:p>46.2915183096457</text:p>
              </table:table-cell>
              <table:table-cell office:value-type="float" office:value="141.762706392035">
                <text:p>141.762706392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4683576645993">
                <text:p>43.4683576645993</text:p>
              </table:table-cell>
              <table:table-cell office:value-type="float" office:value="139.591044357384">
                <text:p>139.591044357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.715721758859">
                <text:p>40.715721758859</text:p>
              </table:table-cell>
              <table:table-cell office:value-type="float" office:value="137.473632122199">
                <text:p>137.473632122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016395778056">
                <text:p>38.016395778056</text:p>
              </table:table-cell>
              <table:table-cell office:value-type="float" office:value="135.397227521582">
                <text:p>135.3972275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3544030872674">
                <text:p>35.3544030872674</text:p>
              </table:table-cell>
              <table:table-cell office:value-type="float" office:value="133.34954083636">
                <text:p>133.34954083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.2377036655368">
                <text:p>51.2377036655368</text:p>
              </table:table-cell>
              <table:table-cell office:value-type="float" office:value="105.824085461278">
                <text:p>105.824085461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.4265281546734">
                <text:p>49.4265281546734</text:p>
              </table:table-cell>
              <table:table-cell office:value-type="float" office:value="105.406121881848">
                <text:p>105.406121881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.5203097456841">
                <text:p>47.5203097456841</text:p>
              </table:table-cell>
              <table:table-cell office:value-type="float" office:value="104.966225325927">
                <text:p>104.966225325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5">
                <text:p>45.5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3428584121577">
                <text:p>43.3428584121577</text:p>
              </table:table-cell>
              <table:table-cell office:value-type="float" office:value="104.002198095113">
                <text:p>104.002198095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.0213333635918">
                <text:p>41.0213333635918</text:p>
              </table:table-cell>
              <table:table-cell office:value-type="float" office:value="103.466461545444">
                <text:p>103.466461545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5015399868851">
                <text:p>38.5015399868851</text:p>
              </table:table-cell>
              <table:table-cell office:value-type="float" office:value="102.884970766204">
                <text:p>102.884970766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.7411495817963">
                <text:p>35.7411495817963</text:p>
              </table:table-cell>
              <table:table-cell office:value-type="float" office:value="102.247957595799">
                <text:p>102.2479575957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6864020044296">
                <text:p>32.6864020044296</text:p>
              </table:table-cell>
              <table:table-cell office:value-type="float" office:value="101.543015847176">
                <text:p>101.543015847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2677794967989">
                <text:p>29.2677794967989</text:p>
              </table:table-cell>
              <table:table-cell office:value-type="float" office:value="100.7541029608">
                <text:p>100.7541029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1419400944161">
                <text:p>26.1419400944161</text:p>
              </table:table-cell>
              <table:table-cell office:value-type="float" office:value="99.5268663519461">
                <text:p>99.5268663519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0544210310094">
                <text:p>27.0544210310094</text:p>
              </table:table-cell>
              <table:table-cell office:value-type="float" office:value="96.4852632299688">
                <text:p>96.4852632299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8958607604403">
                <text:p>27.8958607604403</text:p>
              </table:table-cell>
              <table:table-cell office:value-type="float" office:value="93.6804641318657">
                <text:p>93.68046413186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6783708519527">
                <text:p>28.6783708519527</text:p>
              </table:table-cell>
              <table:table-cell office:value-type="float" office:value="91.0720971601576">
                <text:p>91.0720971601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4118144505556">
                <text:p>29.4118144505556</text:p>
              </table:table-cell>
              <table:table-cell office:value-type="float" office:value="88.6272851648148">
                <text:p>88.6272851648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.1043446886388">
                <text:p>30.1043446886388</text:p>
              </table:table-cell>
              <table:table-cell office:value-type="float" office:value="86.3188510378706">
                <text:p>86.31885103787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7628012700566">
                <text:p>30.7628012700566</text:p>
              </table:table-cell>
              <table:table-cell office:value-type="float" office:value="84.1239957664781">
                <text:p>84.1239957664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9643445984883">
                <text:p>48.9643445984883</text:p>
              </table:table-cell>
              <table:table-cell office:value-type="float" office:value="81.1024319853565">
                <text:p>81.10243198535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6923076923077">
                <text:p>47.69230769230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.2565277052669">
                <text:p>46.2565277052669</text:p>
              </table:table-cell>
              <table:table-cell office:value-type="float" office:value="78.7556573445646">
                <text:p>78.7556573445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6135936645835">
                <text:p>44.6135936645835</text:p>
              </table:table-cell>
              <table:table-cell office:value-type="float" office:value="77.3317811759723">
                <text:p>77.3317811759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703912911695">
                <text:p>42.703912911695</text:p>
              </table:table-cell>
              <table:table-cell office:value-type="float" office:value="75.676724523469">
                <text:p>75.676724523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.4433042913586">
                <text:p>40.4433042913586</text:p>
              </table:table-cell>
              <table:table-cell office:value-type="float" office:value="73.7175303858441">
                <text:p>73.7175303858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7087538525269">
                <text:p>37.7087538525269</text:p>
              </table:table-cell>
              <table:table-cell office:value-type="float" office:value="71.34758667219">
                <text:p>71.34758667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8017727833676">
                <text:p>11.8017727833676</text:p>
              </table:table-cell>
              <table:table-cell office:value-type="float" office:value="61.0902496914781">
                <text:p>61.09024969147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3848005355957">
                <text:p>12.3848005355957</text:p>
              </table:table-cell>
              <table:table-cell office:value-type="float" office:value="57.8835970542234">
                <text:p>57.8835970542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9794852403719">
                <text:p>12.9794852403719</text:p>
              </table:table-cell>
              <table:table-cell office:value-type="float" office:value="54.6128311779548">
                <text:p>54.61283117795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6966285004343">
                <text:p>21.6966285004343</text:p>
              </table:table-cell>
              <table:table-cell office:value-type="float" office:value="55.3882029245874">
                <text:p>55.38820292458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841629243693">
                <text:p>23.841629243693</text:p>
              </table:table-cell>
              <table:table-cell office:value-type="float" office:value="53.3504522184916">
                <text:p>53.35045221849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9211796293542">
                <text:p>25.9211796293542</text:p>
              </table:table-cell>
              <table:table-cell office:value-type="float" office:value="51.3748793521135">
                <text:p>51.37487935211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9491728826729">
                <text:p>27.9491728826729</text:p>
              </table:table-cell>
              <table:table-cell office:value-type="float" office:value="49.4482857614608">
                <text:p>49.4482857614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9382659064121">
                <text:p>29.9382659064121</text:p>
              </table:table-cell>
              <table:table-cell office:value-type="float" office:value="47.5586473889085">
                <text:p>47.5586473889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9002129738902">
                <text:p>31.9002129738902</text:p>
              </table:table-cell>
              <table:table-cell office:value-type="float" office:value="45.6947976748043">
                <text:p>45.6947976748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.8461538461538">
                <text:p>33.8461538461538</text:p>
              </table:table-cell>
              <table:table-cell office:value-type="float" office:value="43.8461538461539">
                <text:p>43.8461538461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.7868718681232">
                <text:p>35.7868718681232</text:p>
              </table:table-cell>
              <table:table-cell office:value-type="float" office:value="42.002471725283">
                <text:p>42.002471725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7330350359358">
                <text:p>37.7330350359358</text:p>
              </table:table-cell>
              <table:table-cell office:value-type="float" office:value="40.153616715861">
                <text:p>40.153616715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6954316143751">
                <text:p>39.6954316143751</text:p>
              </table:table-cell>
              <table:table-cell office:value-type="float" office:value="38.2893399663436">
                <text:p>38.28933996634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.8481901741">
                <text:p>42.8481901741</text:p>
              </table:table-cell>
              <table:table-cell office:value-type="float" office:value="38.18987934494">
                <text:p>38.18987934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.9815174063503">
                <text:p>45.9815174063503</text:p>
              </table:table-cell>
              <table:table-cell office:value-type="float" office:value="38.39876782709">
                <text:p>38.39876782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9023286552067">
                <text:p>48.9023286552067</text:p>
              </table:table-cell>
              <table:table-cell office:value-type="float" office:value="38.5934885770138">
                <text:p>38.5934885770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6460729331092">
                <text:p>51.6460729331092</text:p>
              </table:table-cell>
              <table:table-cell office:value-type="float" office:value="38.7764048622073">
                <text:p>38.7764048622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.3472650917005">
                <text:p>56.3472650917005</text:p>
              </table:table-cell>
              <table:table-cell office:value-type="float" office:value="44.4334095872256">
                <text:p>44.4334095872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.7173749704965">
                <text:p>57.7173749704965</text:p>
              </table:table-cell>
              <table:table-cell office:value-type="float" office:value="42.1979671534004">
                <text:p>42.1979671534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.2158653922909">
                <text:p>59.2158653922909</text:p>
              </table:table-cell>
              <table:table-cell office:value-type="float" office:value="39.7530617283676">
                <text:p>39.75306172836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.8711810572831">
                <text:p>60.8711810572831</text:p>
              </table:table-cell>
              <table:table-cell office:value-type="float" office:value="37.052283538117">
                <text:p>37.0522835381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.7199874769864">
                <text:p>62.7199874769864</text:p>
              </table:table-cell>
              <table:table-cell office:value-type="float" office:value="34.0358099059696">
                <text:p>34.0358099059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.8104791869927">
                <text:p>64.8104791869927</text:p>
              </table:table-cell>
              <table:table-cell office:value-type="float" office:value="30.6250076422751">
                <text:p>30.6250076422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.2074108348618">
                <text:p>67.2074108348618</text:p>
              </table:table-cell>
              <table:table-cell office:value-type="float" office:value="26.7142244273307">
                <text:p>26.71422442733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22.1578947368421">
                <text:p>22.1578947368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3148178380116">
                <text:p>73.3148178380116</text:p>
              </table:table-cell>
              <table:table-cell office:value-type="float" office:value="16.7495077379811">
                <text:p>16.7495077379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.8859094243784">
                <text:p>76.8859094243784</text:p>
              </table:table-cell>
              <table:table-cell office:value-type="float" office:value="14.4849481376973">
                <text:p>14.48494813769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.2399628541128">
                <text:p>80.2399628541128</text:p>
              </table:table-cell>
              <table:table-cell office:value-type="float" office:value="15.347419019629">
                <text:p>15.3474190196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3.5608208473778">
                <text:p>83.5608208473778</text:p>
              </table:table-cell>
              <table:table-cell office:value-type="float" office:value="16.2013539321829">
                <text:p>16.2013539321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.866996175423">
                <text:p>86.866996175423</text:p>
              </table:table-cell>
              <table:table-cell office:value-type="float" office:value="17.0515133022516">
                <text:p>17.0515133022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.1766767830421">
                <text:p>90.1766767830421</text:p>
              </table:table-cell>
              <table:table-cell office:value-type="float" office:value="17.9025740299251">
                <text:p>17.90257402992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3.5081279655835">
                <text:p>93.5081279655835</text:p>
              </table:table-cell>
              <table:table-cell office:value-type="float" office:value="18.7592329054357">
                <text:p>18.7592329054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.8800981963763">
                <text:p>96.8800981963763</text:p>
              </table:table-cell>
              <table:table-cell office:value-type="float" office:value="19.6263109647825">
                <text:p>19.62631096478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.312247936161">
                <text:p>100.312247936161</text:p>
              </table:table-cell>
              <table:table-cell office:value-type="float" office:value="20.5088637550129">
                <text:p>20.5088637550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.825622652717">
                <text:p>103.825622652717</text:p>
              </table:table-cell>
              <table:table-cell office:value-type="float" office:value="21.4123029678415">
                <text:p>21.41230296784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.443195016182">
                <text:p>107.443195016182</text:p>
              </table:table-cell>
              <table:table-cell office:value-type="float" office:value="22.342535861304">
                <text:p>22.3425358613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.330938868078">
                <text:p>110.330938868078</text:p>
              </table:table-cell>
              <table:table-cell office:value-type="float" office:value="24.4892249063497">
                <text:p>24.4892249063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.325937245437">
                <text:p>111.325937245437</text:p>
              </table:table-cell>
              <table:table-cell office:value-type="float" office:value="28.9667176044644">
                <text:p>28.96671760446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.241377278077">
                <text:p>112.241377278077</text:p>
              </table:table-cell>
              <table:table-cell office:value-type="float" office:value="33.0861977513462">
                <text:p>33.08619775134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.090909090909">
                <text:p>113.090909090909</text:p>
              </table:table-cell>
              <table:table-cell office:value-type="float" office:value="36.9090909090909">
                <text:p>36.9090909090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.885605235453">
                <text:p>113.885605235453</text:p>
              </table:table-cell>
              <table:table-cell office:value-type="float" office:value="40.4852235595395">
                <text:p>40.48522355953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.634583726636">
                <text:p>114.634583726636</text:p>
              </table:table-cell>
              <table:table-cell office:value-type="float" office:value="43.8556267698641">
                <text:p>43.85562676986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.345464756114">
                <text:p>115.345464756114</text:p>
              </table:table-cell>
              <table:table-cell office:value-type="float" office:value="47.0545914025147">
                <text:p>47.0545914025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.545479288511">
                <text:p>112.545479288511</text:p>
              </table:table-cell>
              <table:table-cell office:value-type="float" office:value="52.3706426938136">
                <text:p>52.3706426938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.292997611172">
                <text:p>115.292997611172</text:p>
              </table:table-cell>
              <table:table-cell office:value-type="float" office:value="53.8500756367848">
                <text:p>53.85007563678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.224321598719">
                <text:p>118.224321598719</text:p>
              </table:table-cell>
              <table:table-cell office:value-type="float" office:value="55.4284808608487">
                <text:p>55.42848086084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.376399111469">
                <text:p>121.376399111469</text:p>
              </table:table-cell>
              <table:table-cell office:value-type="float" office:value="57.125753367714">
                <text:p>57.1257533677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9248250274036">
                <text:p>94.9248250274036</text:p>
              </table:table-cell>
              <table:table-cell office:value-type="float" office:value="70.4322560924291">
                <text:p>70.4322560924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.654012938228">
                <text:p>94.654012938228</text:p>
              </table:table-cell>
              <table:table-cell office:value-type="float" office:value="71.9894256051888">
                <text:p>71.98942560518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4.3978037954949">
                <text:p>94.3978037954949</text:p>
              </table:table-cell>
              <table:table-cell office:value-type="float" office:value="73.4626281759042">
                <text:p>73.46262817590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4.1537455848646">
                <text:p>94.1537455848646</text:p>
              </table:table-cell>
              <table:table-cell office:value-type="float" office:value="74.8659628870287">
                <text:p>74.86596288702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9197417226879">
                <text:p>93.9197417226879</text:p>
              </table:table-cell>
              <table:table-cell office:value-type="float" office:value="76.2114850945446">
                <text:p>76.21148509454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.6939716115901">
                <text:p>93.6939716115901</text:p>
              </table:table-cell>
              <table:table-cell office:value-type="float" office:value="77.5096632333572">
                <text:p>77.50966323335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.4748284571284">
                <text:p>93.4748284571284</text:p>
              </table:table-cell>
              <table:table-cell office:value-type="float" office:value="78.7697363715115">
                <text:p>78.7697363715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